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cessControlTests.field( Class &lt; ? &gt; typ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cessControlTests.forMemberWhenPublicClassWithPackagePrivateArray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cessControlTests.forMemberWhenPackagePrivateClassWithPublic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cessControlTests.forMemberWhenPublicClassWithPackagePrivateGenericOnConstructor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cessControlTests.forMemberWhenPublicClassWithPublicMethodAndPackagePrivateGenericOn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cessControlTests.forMemberWhenPublicClassWithPackagePrivat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cessControlTests.forMemberWhenPublicClassWithPackagePrivateMethod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cessControlTests.isAccessibleWhenPackagePrivateVisibilityInDifferent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cessControlTests.forMemberWhenPublicClassWithPackagePrivateMethod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ccessControlTests.forResolvableTypeWhenPackagePrivateGener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lfReference.getTh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ControlTests.method( Class &lt; ? &gt; type , String name , Class &lt; ? &gt; ... parameter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cessControlTests.forMemberWhenPackagePrivateClassWithPublic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cessControlTests.isAccessibleWhenPublicVisibilityInDifferent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cessControlTests.isAccessibleWhenPublicVisibilityInSame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cessControlTests.isAccessibleWhenPackagePrivateVisibilityInSame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cessControlTests.forMemberWhenPublic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cessControlTests.forMemberWhenPublicClassWithPackagePrivate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cessControlTests.isAccessibleWhenProtectedVisibilityInDifferent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cessControlTests.forMemberWhenPackagePrivate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cessControlTests.isAccessibleWhenPrivateVisibilityInSame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cessControlTests.isAccessibleWhenProtectedVisibilityInSame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cessControlTests.forMemberWhenPublicClassWithPrivate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cessControlTests.isAccessibleWhenPrivateVisibilityInDifferent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cessControlTests.forResolvableTypeWhenRecursiv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ccessControlTests.forMemberWhenPublicClassWithPublicFieldAndPackagePrivateFiel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cessControlTests.forMemberWhenPublicClassWithPackagePrivateConstructor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